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adornments="Regular" style:font-pitch="variable"/>
    <style:font-face style:name="Ubuntu Condensed" svg:font-family="'Ubuntu Condense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9.3 Node ordering</text:h>
      <text:p text:style-name="Text_20_body"><text:bookmark text:name="index-Nodes_002c-ordering-463"/>Historically, Gmsh developers have started by implementing linear elements (lines, triangles, quads, tets, prisms and hexes). Then, second and sometimes third order elements have been hardcoded. We here distinguish “low order elements” that have been hardcoded initially and “high order elements” that have been coded in a general fashion, theoretically valid for any order. </text:p>
      <text:h text:style-name="Heading_20_4" text:outline-level="4">9.3.1 Low order elements</text:h>
      <text:p text:style-name="Text_20_body">For all mesh and post-processing file formats, the reference elements are defined as follows. </text:p>
      <text:p text:style-name="Preformatted_20_Text"><text:s text:c="5"/>Line: <text:s text:c="18"/>Line3: <text:s text:c="10"/>Line4:</text:p>
      <text:p text:style-name="Preformatted_20_Text"><text:s text:c="5"/></text:p>
      <text:p text:style-name="P1"><text:s text:c="5"/>0----------1 --&gt; u <text:s text:c="5"/>0-----2----1 <text:s text:c="4"/>0----2----3----1</text:p>
      <text:p text:style-name="Preformatted_20_Text"><text:s text:c="5"/>Triangle: <text:s text:c="14"/>Triangle6: <text:s text:c="9"/>Triangle9/10: <text:s text:c="9"/>Triangle12/15:</text:p>
      <text:p text:style-name="Preformatted_20_Text"><text:s text:c="5"/></text:p>
      <text:p text:style-name="Preformatted_20_Text"><text:s text:c="5"/>v</text:p>
      <text:p text:style-name="Preformatted_20_Text"><text:s text:c="5"/>^ <text:s text:c="66"/>2</text:p>
      <text:p text:style-name="Preformatted_20_Text"><text:s text:c="5"/>| <text:s text:c="66"/>| \</text:p>
      <text:p text:style-name="Preformatted_20_Text"><text:s text:c="5"/>2 <text:s text:c="22"/>2 <text:s text:c="19"/>2 <text:s text:c="21"/>9 <text:s text:c="2"/>8</text:p>
      <text:p text:style-name="Preformatted_20_Text"><text:s text:c="5"/>|`\ <text:s text:c="20"/>|`\ <text:s text:c="17"/>| \ <text:s text:c="19"/>| <text:s text:c="4"/>\</text:p>
      <text:p text:style-name="Preformatted_20_Text"><text:s text:c="5"/>| <text:s/>`\ <text:s text:c="18"/>| <text:s/>`\ <text:s text:c="15"/>7 <text:s text:c="2"/>6 <text:s text:c="16"/>10 (14) <text:s/>7</text:p>
      <text:p text:style-name="Preformatted_20_Text"><text:s text:c="5"/>| <text:s text:c="3"/>`\ <text:s text:c="16"/>5 <text:s text:c="3"/>`4 <text:s text:c="13"/>| <text:s text:c="4"/>\ <text:s text:c="15"/>| <text:s text:c="8"/>\</text:p>
      <text:p text:style-name="Preformatted_20_Text"><text:s text:c="5"/>| <text:s text:c="5"/>`\ <text:s text:c="14"/>| <text:s text:c="5"/>`\ <text:s text:c="11"/>8 <text:s/>(9) <text:s/>5 <text:s text:c="12"/>11 (12) (13) 6</text:p>
      <text:p text:style-name="Preformatted_20_Text"><text:s text:c="5"/>| <text:s text:c="7"/>`\ <text:s text:c="12"/>| <text:s text:c="7"/>`\ <text:s text:c="9"/>| <text:s text:c="8"/>\ <text:s text:c="11"/>| <text:s text:c="12"/>\</text:p>
      <text:p text:style-name="P1"><text:s text:c="5"/>0----------1 --&gt; u <text:s text:c="5"/>0-----3----1 <text:s text:c="8"/>0---3---4---1 <text:s text:c="9"/>0---3---4---5---1</text:p>
      <text:p text:style-name="Preformatted_20_Text"><text:s text:c="5"/>Quadrangle: <text:s text:c="11"/>Quadrangle8: <text:s text:c="11"/>Quadrangle9:</text:p>
      <text:p text:style-name="Preformatted_20_Text"><text:s text:c="5"/></text:p>
      <text:p text:style-name="Preformatted_20_Text"><text:s text:c="11"/>v</text:p>
      <text:p text:style-name="Preformatted_20_Text"><text:s text:c="11"/>^</text:p>
      <text:p text:style-name="Preformatted_20_Text"><text:s text:c="11"/>|</text:p>
      <text:p text:style-name="Preformatted_20_Text"><text:s text:c="5"/>3-----------2 <text:s text:c="9"/>3-----6-----2 <text:s text:c="10"/>3-----6-----2</text:p>
      <text:p text:style-name="Preformatted_20_Text"><text:s text:c="5"/>| <text:s text:c="4"/>| <text:s text:c="4"/>| <text:s text:c="9"/>| <text:s text:c="10"/>| <text:s text:c="10"/>| <text:s text:c="10"/>|</text:p>
      <text:p text:style-name="Preformatted_20_Text"><text:s text:c="5"/>| <text:s text:c="4"/>| <text:s text:c="4"/>| <text:s text:c="9"/>| <text:s text:c="10"/>| <text:s text:c="10"/>| <text:s text:c="10"/>|</text:p>
      <text:p text:style-name="Preformatted_20_Text"><text:s text:c="5"/>| <text:s text:c="4"/>+---- | --&gt; u <text:s text:c="3"/>7 <text:s text:c="10"/>5 <text:s text:c="10"/>7 <text:s text:c="4"/>8 <text:s text:c="4"/>5</text:p>
      <text:p text:style-name="Preformatted_20_Text"><text:s text:c="5"/>| <text:s text:c="10"/>| <text:s text:c="9"/>| <text:s text:c="10"/>| <text:s text:c="10"/>| <text:s text:c="10"/>|</text:p>
      <text:p text:style-name="Preformatted_20_Text"><text:s text:c="5"/>| <text:s text:c="10"/>| <text:s text:c="9"/>| <text:s text:c="10"/>| <text:s text:c="10"/>| <text:s text:c="10"/>|</text:p>
      <text:p text:style-name="P1"><text:s text:c="5"/>0-----------1 <text:s text:c="9"/>0-----4-----1 <text:s text:c="10"/>0-----4-----1</text:p>
      <text:p text:style-name="Preformatted_20_Text"><text:s text:c="5"/>Tetrahedron: <text:s text:c="25"/>Tetrahedron10:</text:p>
      <text:p text:style-name="Preformatted_20_Text"><text:s text:c="5"/></text:p>
      <text:p text:style-name="Preformatted_20_Text"><text:s text:c="24"/>v</text:p>
      <text:p text:style-name="Preformatted_20_Text"><text:s text:c="22"/>.</text:p>
      <text:p text:style-name="Preformatted_20_Text"><text:s text:c="20"/>,/</text:p>
      <text:p text:style-name="Preformatted_20_Text"><text:s text:c="19"/>/</text:p>
      <text:p text:style-name="Preformatted_20_Text"><text:s text:c="16"/>2 <text:s text:c="36"/>2</text:p>
      <text:p text:style-name="Preformatted_20_Text"><text:s text:c="14"/>,/|`\ <text:s text:c="32"/>,/|`\</text:p>
      <text:p text:style-name="Preformatted_20_Text"><text:s text:c="12"/>,/ <text:s/>| <text:s/>`\ <text:s text:c="28"/>,/ <text:s/>| <text:s/>`\</text:p>
      <text:p text:style-name="Preformatted_20_Text"><text:s text:c="10"/>,/ <text:s text:c="3"/>'. <text:s text:c="2"/>`\ <text:s text:c="24"/>,6 <text:s text:c="3"/>'. <text:s text:c="2"/>`5</text:p>
      <text:p text:style-name="Preformatted_20_Text"><text:s text:c="8"/>,/ <text:s text:c="6"/>| <text:s text:c="4"/>`\ <text:s text:c="20"/>,/ <text:s text:c="6"/>8 <text:s text:c="4"/>`\</text:p>
      <text:p text:style-name="Preformatted_20_Text"><text:s text:c="6"/>,/ <text:s text:c="8"/>| <text:s text:c="6"/>`\ <text:s text:c="16"/>,/ <text:s text:c="8"/>| <text:s text:c="6"/>`\</text:p>
      <text:p text:style-name="Preformatted_20_Text"><text:s text:c="5"/>0-----------'.--------1 --&gt; u <text:s text:c="8"/>0--------4--'.--------1</text:p>
      <text:p text:style-name="Preformatted_20_Text"><text:s text:c="6"/>`\. <text:s text:c="8"/>| <text:s text:c="5"/>,/ <text:s text:c="16"/>`\. <text:s text:c="8"/>| <text:s text:c="5"/>,/</text:p>
      <text:p text:style-name="Preformatted_20_Text"><text:s text:c="9"/>`\. <text:s text:c="5"/>| <text:s text:c="3"/>,/ <text:s text:c="21"/>`\. <text:s text:c="5"/>| <text:s text:c="3"/>,9</text:p>
      <text:p text:style-name="Preformatted_20_Text"><text:s text:c="12"/>`\. <text:s text:c="2"/>'. ,/ <text:s text:c="26"/>`7. <text:s text:c="2"/>'. ,/</text:p>
      <text:p text:style-name="Preformatted_20_Text"><text:s text:c="15"/>`\. |/ <text:s text:c="31"/>`\. |/</text:p>
      <text:p text:style-name="Preformatted_20_Text"><text:s text:c="18"/>`3 <text:s text:c="35"/>`3</text:p>
      <text:p text:style-name="Preformatted_20_Text"><text:s text:c="21"/>`\.</text:p>
      <text:p text:style-name="P1"><text:s text:c="24"/>` w</text:p>
      <text:p text:style-name="Preformatted_20_Text"><text:s text:c="5"/>Hexahedron: <text:s text:c="12"/>Hexahedron20: <text:s text:c="9"/>Hexahedron27:</text:p>
      <text:p text:style-name="Preformatted_20_Text"><text:s text:c="5"/></text:p>
      <text:p text:style-name="Preformatted_20_Text"><text:s text:c="12"/>v</text:p>
      <text:p text:style-name="Preformatted_20_Text"><text:s text:c="5"/>3----------2 <text:s text:c="11"/>3----13----2 <text:s text:c="10"/>3----13----2</text:p>
      <text:p text:style-name="Preformatted_20_Text"><text:s text:c="5"/>|\ <text:s text:c="4"/>^ <text:s text:c="2"/>|\ <text:s text:c="10"/>|\ <text:s text:c="8"/>|\ <text:s text:c="9"/>|\ <text:s text:c="8"/>|\</text:p>
      <text:p text:style-name="Preformatted_20_Text"><text:s text:c="5"/>| \ <text:s text:c="3"/>| <text:s text:c="2"/>| \ <text:s text:c="9"/>| 15 <text:s text:c="6"/>| 14 <text:s text:c="7"/>|15 <text:s text:c="3"/>24 <text:s/>| 14</text:p>
      <text:p text:style-name="Preformatted_20_Text"><text:s text:c="5"/>| <text:s/>\ <text:s text:c="2"/>| <text:s text:c="2"/>| <text:s/>\ <text:s text:c="8"/>9 <text:s/>\ <text:s text:c="6"/>11 \ <text:s text:c="7"/>9 <text:s/>\ 20 <text:s text:c="3"/>11 \</text:p>
      <text:p text:style-name="Preformatted_20_Text"><text:s text:c="5"/>| <text:s text:c="2"/>7------+---6 <text:s text:c="7"/>| <text:s text:c="2"/>7----19+---6 <text:s text:c="6"/>| <text:s text:c="2"/>7----19+---6</text:p>
      <text:p text:style-name="Preformatted_20_Text"><text:s text:c="5"/>| <text:s text:c="2"/>| <text:s/>+-- |-- | -&gt; u <text:s text:c="2"/>| <text:s text:c="2"/>| <text:s text:c="5"/>| <text:s text:c="2"/>| <text:s text:c="6"/>|22 | <text:s/>26 <text:s/>| 23|</text:p>
      <text:p text:style-name="Preformatted_20_Text"><text:s text:c="5"/>0---+---\--1 <text:s text:c="2"/>| <text:s text:c="7"/>0---+-8----1 <text:s text:c="2"/>| <text:s text:c="6"/>0---+-8----1 <text:s text:c="2"/>|</text:p>
      <text:p text:style-name="Preformatted_20_Text"><text:s text:c="6"/>\ <text:s/>| <text:s text:c="3"/>\ <text:s/>\ <text:s/>| <text:s text:c="8"/>\ <text:s/>17 <text:s text:c="5"/>\ <text:s/>18 <text:s text:c="6"/>\ 17 <text:s text:c="3"/>25 \ <text:s/>18</text:p>
      <text:p text:style-name="Preformatted_20_Text"><text:s text:c="7"/>\ | <text:s text:c="4"/>\ <text:s/>\ | <text:s text:c="8"/>10 | <text:s text:c="7"/>12| <text:s text:c="7"/>10 | <text:s/>21 <text:s text:c="3"/>12|</text:p>
      <text:p text:style-name="Preformatted_20_Text"><text:s text:c="8"/>\| <text:s text:c="5"/>w <text:s/>\| <text:s text:c="10"/>\| <text:s text:c="8"/>\| <text:s text:c="9"/>\| <text:s text:c="8"/>\|</text:p>
      <text:p text:style-name="P1"><text:soft-page-break/><text:s text:c="9"/>4----------5 <text:s text:c="11"/>4----16----5 <text:s text:c="10"/>4----16----5</text:p>
      <text:p text:style-name="Preformatted_20_Text"><text:s text:c="5"/>Prism: <text:s text:c="21"/>Prism15: <text:s text:c="14"/>Prism18:</text:p>
      <text:p text:style-name="Preformatted_20_Text"><text:s text:c="5"/></text:p>
      <text:p text:style-name="Preformatted_20_Text"><text:s text:c="16"/>w</text:p>
      <text:p text:style-name="Preformatted_20_Text"><text:s text:c="16"/>^</text:p>
      <text:p text:style-name="Preformatted_20_Text"><text:s text:c="16"/>|</text:p>
      <text:p text:style-name="Preformatted_20_Text"><text:s text:c="16"/>3 <text:s text:c="22"/>3 <text:s text:c="21"/>3</text:p>
      <text:p text:style-name="Preformatted_20_Text"><text:s text:c="14"/>,/|`\ <text:s text:c="18"/>,/|`\ <text:s text:c="17"/>,/|`\</text:p>
      <text:p text:style-name="Preformatted_20_Text"><text:s text:c="12"/>,/ <text:s/>| <text:s/>`\ <text:s text:c="14"/>12 <text:s/>| <text:s/>13 <text:s text:c="13"/>12 <text:s/>| <text:s/>13</text:p>
      <text:p text:style-name="Preformatted_20_Text"><text:s text:c="10"/>,/ <text:s text:c="3"/>| <text:s text:c="3"/>`\ <text:s text:c="10"/>,/ <text:s text:c="3"/>| <text:s text:c="3"/>`\ <text:s text:c="9"/>,/ <text:s text:c="3"/>| <text:s text:c="3"/>`\</text:p>
      <text:p text:style-name="Preformatted_20_Text"><text:s text:c="9"/>4------+------5 <text:s text:c="8"/>4------14-----5 <text:s text:c="7"/>4------14-----5</text:p>
      <text:p text:style-name="Preformatted_20_Text"><text:s text:c="9"/>| <text:s text:c="5"/>| <text:s text:c="5"/>| <text:s text:c="8"/>| <text:s text:c="5"/>8 <text:s text:c="5"/>| <text:s text:c="7"/>| <text:s text:c="5"/>8 <text:s text:c="5"/>|</text:p>
      <text:p text:style-name="Preformatted_20_Text"><text:s text:c="9"/>| <text:s text:c="3"/>,/|`\ <text:s text:c="3"/>| <text:s text:c="8"/>| <text:s text:c="5"/>| <text:s text:c="5"/>| <text:s text:c="7"/>| <text:s text:c="3"/>,/|`\ <text:s text:c="3"/>|</text:p>
      <text:p text:style-name="Preformatted_20_Text"><text:s text:c="9"/>| <text:s/>,/ <text:s/>| <text:s/>`\ <text:s/>| <text:s text:c="8"/>| <text:s text:c="5"/>| <text:s text:c="5"/>| <text:s text:c="7"/>| <text:s/>15 <text:s/>| <text:s/>16 <text:s/>|</text:p>
      <text:p text:style-name="Preformatted_20_Text"><text:s text:c="9"/>|,/ <text:s text:c="3"/>| <text:s text:c="3"/>`\| <text:s text:c="8"/>| <text:s text:c="5"/>| <text:s text:c="5"/>| <text:s text:c="7"/>|,/ <text:s text:c="3"/>| <text:s text:c="3"/>`\|</text:p>
      <text:p text:style-name="Preformatted_20_Text"><text:s text:c="8"/>,| <text:s text:c="5"/>| <text:s text:c="5"/>|\ <text:s text:c="7"/>10 <text:s text:c="4"/>| <text:s text:c="5"/>11 <text:s text:c="6"/>10-----17-----11</text:p>
      <text:p text:style-name="Preformatted_20_Text"><text:s text:c="6"/>,/ | <text:s text:c="5"/>0 <text:s text:c="5"/>| `\ <text:s text:c="5"/>| <text:s text:c="5"/>0 <text:s text:c="5"/>| <text:s text:c="7"/>| <text:s text:c="5"/>0 <text:s text:c="5"/>|</text:p>
      <text:p text:style-name="Preformatted_20_Text"><text:s text:c="5"/>u <text:s text:c="2"/>| <text:s text:c="3"/>,/ `\ <text:s text:c="3"/>| <text:s text:c="3"/>v <text:s text:c="3"/>| <text:s text:c="3"/>,/ `\ <text:s text:c="3"/>| <text:s text:c="7"/>| <text:s text:c="3"/>,/ `\ <text:s text:c="3"/>|</text:p>
      <text:p text:style-name="Preformatted_20_Text"><text:s text:c="9"/>| <text:s/>,/ <text:s text:c="4"/>`\ <text:s/>| <text:s text:c="8"/>| <text:s/>,6 <text:s text:c="4"/>`7 <text:s/>| <text:s text:c="7"/>| <text:s/>,6 <text:s text:c="4"/>`7 <text:s/>|</text:p>
      <text:p text:style-name="Preformatted_20_Text"><text:s text:c="9"/>|,/ <text:s text:c="8"/>`\| <text:s text:c="8"/>|,/ <text:s text:c="8"/>`\| <text:s text:c="7"/>|,/ <text:s text:c="8"/>`\|</text:p>
      <text:p text:style-name="P1"><text:s text:c="9"/>1-------------2 <text:s text:c="8"/>1------9------2 <text:s text:c="7"/>1------9------2</text:p>
      <text:p text:style-name="Preformatted_20_Text"><text:s text:c="5"/>Pyramid: <text:s text:c="20"/>Pyramid13: <text:s text:c="18"/>Pyramid14:</text:p>
      <text:p text:style-name="Preformatted_20_Text"><text:s text:c="5"/></text:p>
      <text:p text:style-name="Preformatted_20_Text"><text:s text:c="20"/>4 <text:s text:c="27"/>4 <text:s text:c="27"/>4</text:p>
      <text:p text:style-name="Preformatted_20_Text"><text:s text:c="18"/>,/|\ <text:s text:c="24"/>,/|\ <text:s text:c="24"/>,/|\</text:p>
      <text:p text:style-name="Preformatted_20_Text"><text:s text:c="16"/>,/ .'|\ <text:s text:c="21"/>,/ .'|\ <text:s text:c="21"/>,/ .'|\</text:p>
      <text:p text:style-name="Preformatted_20_Text"><text:s text:c="14"/>,/ <text:s text:c="2"/>| | \ <text:s text:c="18"/>,/ <text:s text:c="2"/>| | \ <text:s text:c="18"/>,/ <text:s text:c="2"/>| | \</text:p>
      <text:p text:style-name="Preformatted_20_Text"><text:s text:c="12"/>,/ <text:s text:c="3"/>.' | `. <text:s text:c="15"/>,/ <text:s text:c="3"/>.' | `. <text:s text:c="15"/>,/ <text:s text:c="3"/>.' | `.</text:p>
      <text:p text:style-name="Preformatted_20_Text"><text:s text:c="10"/>,/ <text:s text:c="5"/>| <text:s/>'. <text:s/>\ <text:s text:c="12"/>,7 <text:s text:c="5"/>| <text:s/>12 <text:s/>\ <text:s text:c="12"/>,7 <text:s text:c="5"/>| <text:s/>12 <text:s/>\</text:p>
      <text:p text:style-name="Preformatted_20_Text"><text:s text:c="8"/>,/ <text:s text:c="6"/>.' w | <text:s text:c="2"/>\ <text:s text:c="9"/>,/ <text:s text:c="6"/>.' <text:s text:c="2"/>| <text:s text:c="2"/>\ <text:s text:c="9"/>,/ <text:s text:c="6"/>.' <text:s text:c="2"/>| <text:s text:c="2"/>\</text:p>
      <text:p text:style-name="Preformatted_20_Text"><text:s text:c="6"/>,/ <text:s text:c="8"/>| <text:s/>^ | <text:s text:c="3"/>\ <text:s text:c="6"/>,/ <text:s text:c="8"/>9 <text:s text:c="3"/>| <text:s text:c="3"/>11 <text:s text:c="5"/>,/ <text:s text:c="8"/>9 <text:s text:c="3"/>| <text:s text:c="3"/>11</text:p>
      <text:p text:style-name="Preformatted_20_Text"><text:s text:c="5"/>0----------.'--|-3 <text:s text:c="3"/>`. <text:s text:c="4"/>0--------6-.'----3 <text:s text:c="3"/>`. <text:s text:c="4"/>0--------6-.'----3 <text:s text:c="3"/>`.</text:p>
      <text:p text:style-name="Preformatted_20_Text"><text:s text:c="6"/>`\ <text:s text:c="7"/>| <text:s text:c="2"/>| <text:s/>`\ <text:s text:c="3"/>\ <text:s text:c="5"/>`\ <text:s text:c="7"/>| <text:s text:c="5"/>`\ <text:s text:c="3"/>\ <text:s text:c="4"/>`\ <text:s text:c="7"/>| <text:s text:c="5"/>`\ <text:s text:c="3"/>\</text:p>
      <text:p text:style-name="Preformatted_20_Text"><text:s text:c="8"/>`\ <text:s text:c="4"/>.' <text:s text:c="2"/>+----`\ - \ -&gt; v <text:s/>`5 <text:s text:c="4"/>.' <text:s text:c="7"/>10 <text:s text:c="2"/>\ <text:s text:c="5"/>`5 <text:s text:c="4"/>.' 13 <text:s text:c="4"/>10 <text:s text:c="2"/>\</text:p>
      <text:p text:style-name="Preformatted_20_Text"><text:s text:c="10"/>`\ <text:s text:c="2"/>| <text:s text:c="3"/>`\ <text:s text:c="4"/>`\ <text:s/>\ <text:s text:c="7"/>`\ <text:s text:c="2"/>| <text:s text:c="10"/>`\ <text:s/>\ <text:s text:c="6"/>`\ <text:s text:c="2"/>| <text:s text:c="10"/>`\ <text:s/>\</text:p>
      <text:p text:style-name="Preformatted_20_Text"><text:s text:c="12"/>`\.' <text:s text:c="5"/>`\ <text:s text:c="4"/>`\` <text:s text:c="9"/>`\.' <text:s text:c="12"/>`\` <text:s text:c="8"/>`\.' <text:s text:c="12"/>`\`</text:p>
      <text:p text:style-name="P1"><text:s text:c="15"/>1----------------2 <text:s text:c="11"/>1--------8-------2 <text:s text:c="10"/>1--------8-------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adornments="Regular" style:font-pitch="variable"/>
    <style:font-face style:name="Ubuntu Condensed" svg:font-family="'Ubuntu Condense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Ubuntu Condensed"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Ubuntu Condensed" fo:font-size="12pt" fo:font-weight="bold" style:font-name-asian="DejaVu Sans"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fo:background-color="#c0c0c0">
        <style:background-image/>
      </style:paragraph-properties>
      <style:text-properties style:font-name="Ubuntu Mono" fo:font-size="8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ce </meta:initial-creator>
    <meta:creation-date>2013-10-19T20:16:05</meta:creation-date>
    <dc:date>2013-10-19T20:17:39</dc:date>
    <dc:creator>bence </dc:creator>
    <meta:editing-duration>P0D</meta:editing-duration>
    <meta:editing-cycles>1</meta:editing-cycles>
    <meta:document-statistic meta:table-count="0" meta:image-count="0" meta:object-count="0" meta:page-count="2" meta:paragraph-count="101" meta:word-count="708" meta:character-count="6231" meta:non-whitespace-character-count="2022"/>
    <meta:generator>LibreOffice/4.0.2.2$Linux_X86_64 LibreOffice_project/400m0$Build-2</meta:generator>
  </office:meta>
</office:document-meta>
</file>